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49cm" style:rel-column-width="16383*"/>
    </style:style>
    <style:style style:name="Tabelle1.D" style:family="table-column">
      <style:table-column-properties style:column-width="4.251cm" style:rel-column-width="16386*"/>
    </style:style>
    <style:style style:name="Tabelle1.A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c1e48" officeooo:paragraph-rsid="000c1e48"/>
    </style:style>
    <style:style style:name="P2" style:family="paragraph" style:parent-style-name="Standard">
      <style:text-properties officeooo:rsid="000c1e48" officeooo:paragraph-rsid="000dd32b"/>
    </style:style>
    <style:style style:name="P3" style:family="paragraph" style:parent-style-name="Standard">
      <style:text-properties officeooo:rsid="000dd32b" officeooo:paragraph-rsid="000efd0e"/>
    </style:style>
    <style:style style:name="P4" style:family="paragraph" style:parent-style-name="Standard">
      <style:text-properties officeooo:rsid="00104e3f" officeooo:paragraph-rsid="00104e3f"/>
    </style:style>
    <style:style style:name="P5" style:family="paragraph" style:parent-style-name="Standard">
      <style:text-properties officeooo:rsid="00104e3f" officeooo:paragraph-rsid="00111120"/>
    </style:style>
    <style:style style:name="P6" style:family="paragraph" style:parent-style-name="Standard">
      <style:text-properties officeooo:rsid="00104e3f" officeooo:paragraph-rsid="00138f7c"/>
    </style:style>
    <style:style style:name="P7" style:family="paragraph" style:parent-style-name="Standard">
      <style:text-properties officeooo:rsid="00128627" officeooo:paragraph-rsid="0014a0b2"/>
    </style:style>
    <style:style style:name="P8" style:family="paragraph" style:parent-style-name="Standard">
      <style:text-properties officeooo:rsid="00128627" officeooo:paragraph-rsid="00155d0e"/>
    </style:style>
    <style:style style:name="P9" style:family="paragraph" style:parent-style-name="Standard">
      <style:text-properties officeooo:rsid="00162d38" officeooo:paragraph-rsid="00162d38"/>
    </style:style>
    <style:style style:name="P10" style:family="paragraph" style:parent-style-name="Standard">
      <style:text-properties officeooo:rsid="00162d38" officeooo:paragraph-rsid="001699cc"/>
    </style:style>
    <style:style style:name="P11" style:family="paragraph" style:parent-style-name="Standard">
      <style:text-properties officeooo:rsid="0019987b" officeooo:paragraph-rsid="0019987b"/>
    </style:style>
    <style:style style:name="P12" style:family="paragraph" style:parent-style-name="Standard">
      <style:text-properties officeooo:rsid="00100ec6" officeooo:paragraph-rsid="00100ec6"/>
    </style:style>
    <style:style style:name="P13" style:family="paragraph" style:parent-style-name="Standard">
      <style:text-properties officeooo:rsid="00138f7c" officeooo:paragraph-rsid="0014a0b2"/>
    </style:style>
    <style:style style:name="P14" style:family="paragraph" style:parent-style-name="Standard">
      <style:text-properties officeooo:rsid="00155d0e" officeooo:paragraph-rsid="00155d0e"/>
    </style:style>
    <style:style style:name="P15" style:family="paragraph" style:parent-style-name="Standard">
      <style:text-properties fo:font-weight="bold" officeooo:rsid="001b0e02" officeooo:paragraph-rsid="001b0e02" style:font-weight-asian="bold" style:font-weight-complex="bold"/>
    </style:style>
    <style:style style:name="P16" style:family="paragraph" style:parent-style-name="Standard">
      <style:text-properties fo:font-weight="bold" officeooo:rsid="000c1e48" officeooo:paragraph-rsid="000c1e48" style:font-weight-asian="bold" style:font-weight-complex="bold"/>
    </style:style>
    <style:style style:name="P17" style:family="paragraph" style:parent-style-name="Standard">
      <style:text-properties fo:font-weight="bold" officeooo:rsid="00104e3f" officeooo:paragraph-rsid="00104e3f" style:font-weight-asian="bold" style:font-weight-complex="bold"/>
    </style:style>
    <style:style style:name="P18" style:family="paragraph" style:parent-style-name="Standard">
      <style:text-properties fo:font-weight="bold" officeooo:rsid="001b2c81" officeooo:paragraph-rsid="001b2c81" style:font-weight-asian="bold" style:font-weight-complex="bold"/>
    </style:style>
    <style:style style:name="P19" style:family="paragraph" style:parent-style-name="Standard">
      <style:text-properties fo:font-weight="bold" officeooo:rsid="001c8710" officeooo:paragraph-rsid="001c8710" style:font-weight-asian="bold" style:font-weight-complex="bold"/>
    </style:style>
    <style:style style:name="P20" style:family="paragraph" style:parent-style-name="Standard">
      <style:text-properties fo:font-weight="bold" officeooo:rsid="001f7251" officeooo:paragraph-rsid="001f7251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3pt" fo:font-weight="bold" officeooo:rsid="00220aa5" officeooo:paragraph-rsid="00220aa5" style:font-size-asian="13pt" style:font-weight-asian="bold" style:font-size-complex="13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3pt" fo:font-weight="bold" officeooo:rsid="00248be9" officeooo:paragraph-rsid="00248be9" style:font-size-asian="13pt" style:font-weight-asian="bold" style:font-size-complex="13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3pt" fo:font-weight="bold" officeooo:rsid="0024b80d" officeooo:paragraph-rsid="0024b80d" style:font-size-asian="13pt" style:font-weight-asian="bold" style:font-size-complex="13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3pt" fo:font-weight="bold" officeooo:rsid="00266df2" officeooo:paragraph-rsid="00274f48" style:font-size-asian="13pt" style:font-weight-asian="bold" style:font-size-complex="13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3pt" fo:font-weight="bold" officeooo:rsid="002908eb" officeooo:paragraph-rsid="002908eb" style:font-size-asian="13pt" style:font-weight-asian="bold" style:font-size-complex="13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3pt" fo:font-weight="bold" officeooo:rsid="002ad4b9" officeooo:paragraph-rsid="002ad4b9" style:font-size-asian="13pt" style:font-weight-asian="bold" style:font-size-complex="13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3pt" fo:font-weight="bold" officeooo:rsid="002eb3d8" officeooo:paragraph-rsid="002eb3d8" style:font-size-asian="13pt" style:font-weight-asian="bold" style:font-size-complex="13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3pt" fo:font-weight="bold" officeooo:rsid="0030af77" officeooo:paragraph-rsid="0030af77" style:font-size-asian="13pt" style:font-weight-asian="bold" style:font-size-complex="13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3pt" fo:font-weight="bold" officeooo:rsid="0035139b" officeooo:paragraph-rsid="0035139b" style:font-size-asian="13pt" style:font-weight-asian="bold" style:font-size-complex="13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3pt" fo:font-weight="bold" officeooo:rsid="00381d9d" officeooo:paragraph-rsid="00381d9d" style:font-size-asian="13pt" style:font-weight-asian="bold" style:font-size-complex="13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3pt" fo:font-weight="bold" officeooo:rsid="003adb28" officeooo:paragraph-rsid="003adb28" style:font-size-asian="13pt" style:font-weight-asian="bold" style:font-size-complex="13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3pt" fo:font-weight="bold" officeooo:rsid="003d104c" officeooo:paragraph-rsid="003adb28" style:font-size-asian="13pt" style:font-weight-asian="bold" style:font-size-complex="13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3pt" fo:font-weight="bold" officeooo:rsid="003d104c" officeooo:paragraph-rsid="005021f1" style:font-size-asian="13pt" style:font-weight-asian="bold" style:font-size-complex="13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3pt" fo:font-weight="bold" officeooo:rsid="003d1d0e" officeooo:paragraph-rsid="003d1d0e" style:font-size-asian="13pt" style:font-weight-asian="bold" style:font-size-complex="13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3pt" fo:font-weight="bold" officeooo:rsid="00517e09" officeooo:paragraph-rsid="00517e09" style:font-size-asian="13pt" style:font-weight-asian="bold" style:font-size-complex="13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3pt" fo:font-weight="normal" officeooo:rsid="00248be9" officeooo:paragraph-rsid="00248be9" style:font-size-asian="13pt" style:font-weight-asian="normal" style:font-size-complex="13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3pt" fo:font-weight="normal" officeooo:rsid="003adb28" officeooo:paragraph-rsid="003adb28" style:font-size-asian="13pt" style:font-weight-asian="normal" style:font-size-complex="13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3pt" fo:font-weight="normal" officeooo:rsid="003d104c" officeooo:paragraph-rsid="003d104c" style:font-size-asian="13pt" style:font-weight-asian="normal" style:font-size-complex="13pt" style:font-weight-complex="normal"/>
    </style:style>
    <style:style style:name="P39" style:family="paragraph" style:parent-style-name="Standard">
      <style:paragraph-properties fo:text-align="start" style:justify-single-word="false"/>
      <style:text-properties officeooo:paragraph-rsid="00274f48"/>
    </style:style>
    <style:style style:name="P40" style:family="paragraph" style:parent-style-name="Table_20_Contents">
      <style:paragraph-properties fo:text-align="start" style:justify-single-word="false"/>
      <style:text-properties fo:font-size="13pt" style:font-size-asian="13pt" style:font-size-complex="13pt"/>
    </style:style>
    <style:style style:name="P41" style:family="paragraph" style:parent-style-name="Table_20_Contents">
      <style:paragraph-properties fo:text-align="start" style:justify-single-word="false"/>
      <style:text-properties fo:font-size="13pt" officeooo:rsid="003ce497" officeooo:paragraph-rsid="003ce497" style:font-size-asian="13pt" style:font-size-complex="13pt"/>
    </style:style>
    <style:style style:name="P42" style:family="paragraph" style:parent-style-name="Table_20_Contents">
      <style:paragraph-properties fo:text-align="start" style:justify-single-word="false"/>
      <style:text-properties fo:font-size="13pt" officeooo:rsid="003d74da" officeooo:paragraph-rsid="003d74da" style:font-size-asian="13pt" style:font-size-complex="13pt"/>
    </style:style>
    <style:style style:name="P43" style:family="paragraph" style:parent-style-name="Table_20_Contents">
      <style:paragraph-properties fo:text-align="start" style:justify-single-word="false"/>
      <style:text-properties fo:font-size="13pt" officeooo:rsid="003e79f5" officeooo:paragraph-rsid="003e79f5" style:font-size-asian="13pt" style:font-size-complex="13pt"/>
    </style:style>
    <style:style style:name="P44" style:family="paragraph" style:parent-style-name="Table_20_Contents">
      <style:paragraph-properties fo:text-align="start" style:justify-single-word="false"/>
      <style:text-properties fo:font-size="13pt" officeooo:rsid="003fb52e" officeooo:paragraph-rsid="003fb52e" style:font-size-asian="13pt" style:font-size-complex="13pt"/>
    </style:style>
    <style:style style:name="P45" style:family="paragraph" style:parent-style-name="Table_20_Contents">
      <style:paragraph-properties fo:text-align="start" style:justify-single-word="false"/>
      <style:text-properties fo:font-size="13pt" officeooo:rsid="003fb52e" officeooo:paragraph-rsid="0041bc5b" style:font-size-asian="13pt" style:font-size-complex="13pt"/>
    </style:style>
    <style:style style:name="P46" style:family="paragraph" style:parent-style-name="Table_20_Contents">
      <style:paragraph-properties fo:text-align="start" style:justify-single-word="false"/>
      <style:text-properties fo:font-size="13pt" officeooo:rsid="003fb52e" officeooo:paragraph-rsid="004a9ac1" style:font-size-asian="13pt" style:font-size-complex="13pt"/>
    </style:style>
    <style:style style:name="P47" style:family="paragraph" style:parent-style-name="Table_20_Contents">
      <style:paragraph-properties fo:text-align="start" style:justify-single-word="false"/>
      <style:text-properties fo:font-size="13pt" officeooo:rsid="00464efc" officeooo:paragraph-rsid="00464efc" style:font-size-asian="13pt" style:font-size-complex="13pt"/>
    </style:style>
    <style:style style:name="P48" style:family="paragraph" style:parent-style-name="Table_20_Contents">
      <style:paragraph-properties fo:text-align="start" style:justify-single-word="false"/>
      <style:text-properties fo:font-size="13pt" officeooo:rsid="00464efc" officeooo:paragraph-rsid="004a9ac1" style:font-size-asian="13pt" style:font-size-complex="13pt"/>
    </style:style>
    <style:style style:name="P49" style:family="paragraph" style:parent-style-name="Table_20_Contents">
      <style:paragraph-properties fo:text-align="start" style:justify-single-word="false"/>
      <style:text-properties fo:font-size="13pt" officeooo:rsid="0049bcdc" officeooo:paragraph-rsid="0049bcdc" style:font-size-asian="13pt" style:font-size-complex="13pt"/>
    </style:style>
    <style:style style:name="P50" style:family="paragraph" style:parent-style-name="Table_20_Contents">
      <style:paragraph-properties fo:text-align="start" style:justify-single-word="false"/>
      <style:text-properties fo:font-size="13pt" officeooo:rsid="0049bcdc" officeooo:paragraph-rsid="004a9ac1" style:font-size-asian="13pt" style:font-size-complex="13pt"/>
    </style:style>
    <style:style style:name="P51" style:family="paragraph" style:parent-style-name="Table_20_Contents">
      <style:paragraph-properties fo:text-align="start" style:justify-single-word="false"/>
      <style:text-properties fo:font-size="13pt" officeooo:rsid="0049bcdc" officeooo:paragraph-rsid="004c5aca" style:font-size-asian="13pt" style:font-size-complex="13pt"/>
    </style:style>
    <style:style style:name="P52" style:family="paragraph" style:parent-style-name="Table_20_Contents">
      <style:paragraph-properties fo:text-align="start" style:justify-single-word="false"/>
      <style:text-properties fo:font-size="13pt" officeooo:rsid="0041bc5b" officeooo:paragraph-rsid="004a9ac1" style:font-size-asian="13pt" style:font-size-complex="13pt"/>
    </style:style>
    <style:style style:name="P53" style:family="paragraph" style:parent-style-name="Table_20_Contents">
      <style:paragraph-properties fo:text-align="start" style:justify-single-word="false"/>
      <style:text-properties fo:font-size="13pt" officeooo:rsid="00432545" officeooo:paragraph-rsid="00432545" style:font-size-asian="13pt" style:font-size-complex="13pt"/>
    </style:style>
    <style:style style:name="P54" style:family="paragraph" style:parent-style-name="Table_20_Contents">
      <style:paragraph-properties fo:text-align="start" style:justify-single-word="false"/>
      <style:text-properties fo:font-size="13pt" officeooo:rsid="004ca9de" officeooo:paragraph-rsid="004ca9de" style:font-size-asian="13pt" style:font-size-complex="13pt"/>
    </style:style>
    <style:style style:name="P55" style:family="paragraph" style:parent-style-name="Table_20_Contents">
      <style:paragraph-properties fo:text-align="start" style:justify-single-word="false"/>
      <style:text-properties fo:font-size="13pt" officeooo:rsid="004e5dea" officeooo:paragraph-rsid="004e5dea" style:font-size-asian="13pt" style:font-size-complex="13pt"/>
    </style:style>
    <style:style style:name="P56" style:family="paragraph" style:parent-style-name="Table_20_Contents">
      <style:paragraph-properties fo:text-align="center" style:justify-single-word="false"/>
      <style:text-properties fo:font-size="13pt" fo:font-weight="bold" officeooo:rsid="003c1563" officeooo:paragraph-rsid="003c1563" style:font-size-asian="13pt" style:font-weight-asian="bold" style:font-size-complex="13pt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fo:font-size="13pt" fo:font-weight="bold" officeooo:rsid="00432545" officeooo:paragraph-rsid="005407d4" style:font-size-asian="13pt" style:font-weight-asian="bold" style:font-size-complex="13pt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fo:font-size="13pt" fo:font-weight="bold" officeooo:rsid="004ca9de" officeooo:paragraph-rsid="005fb59c" style:font-size-asian="13pt" style:font-weight-asian="bold" style:font-size-complex="13pt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fo:font-size="13pt" fo:font-weight="bold" officeooo:rsid="004ca9de" officeooo:paragraph-rsid="00632fd4" style:font-size-asian="13pt" style:font-weight-asian="bold" style:font-size-complex="13pt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fo:font-size="13pt" fo:font-weight="bold" officeooo:rsid="00632fd4" officeooo:paragraph-rsid="00632fd4" style:font-size-asian="13pt" style:font-weight-asian="bold" style:font-size-complex="13pt" style:font-weight-complex="bold"/>
    </style:style>
    <style:style style:name="P61" style:family="paragraph" style:parent-style-name="Standard">
      <style:paragraph-properties fo:text-align="start" style:justify-single-word="false"/>
      <style:text-properties officeooo:paragraph-rsid="005021f1"/>
    </style:style>
    <style:style style:name="T1" style:family="text">
      <style:text-properties officeooo:rsid="000dd32b"/>
    </style:style>
    <style:style style:name="T2" style:family="text">
      <style:text-properties officeooo:rsid="000efd0e"/>
    </style:style>
    <style:style style:name="T3" style:family="text">
      <style:text-properties officeooo:rsid="00111120"/>
    </style:style>
    <style:style style:name="T4" style:family="text">
      <style:text-properties officeooo:rsid="00128627"/>
    </style:style>
    <style:style style:name="T5" style:family="text">
      <style:text-properties officeooo:rsid="00138f7c"/>
    </style:style>
    <style:style style:name="T6" style:family="text">
      <style:text-properties officeooo:rsid="001699cc"/>
    </style:style>
    <style:style style:name="T7" style:family="text">
      <style:text-properties officeooo:rsid="001d6ffe"/>
    </style:style>
    <style:style style:name="T8" style:family="text">
      <style:text-properties officeooo:rsid="001e34e6"/>
    </style:style>
    <style:style style:name="T9" style:family="text">
      <style:text-properties officeooo:rsid="001feb72"/>
    </style:style>
    <style:style style:name="T10" style:family="text">
      <style:text-properties officeooo:rsid="001fefc7"/>
    </style:style>
    <style:style style:name="T11" style:family="text">
      <style:text-properties officeooo:rsid="00246166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5bace" style:font-weight-asian="normal" style:font-weight-complex="normal"/>
    </style:style>
    <style:style style:name="T14" style:family="text">
      <style:text-properties fo:font-weight="normal" officeooo:rsid="00274f48" style:font-weight-asian="normal" style:font-weight-complex="normal"/>
    </style:style>
    <style:style style:name="T15" style:family="text">
      <style:text-properties fo:font-weight="normal" officeooo:rsid="0027e777" style:font-weight-asian="normal" style:font-weight-complex="normal"/>
    </style:style>
    <style:style style:name="T16" style:family="text">
      <style:text-properties fo:font-weight="normal" officeooo:rsid="0031971e" style:font-weight-asian="normal" style:font-weight-complex="normal"/>
    </style:style>
    <style:style style:name="T17" style:family="text">
      <style:text-properties fo:font-weight="normal" officeooo:rsid="0032df35" style:font-weight-asian="normal" style:font-weight-complex="normal"/>
    </style:style>
    <style:style style:name="T18" style:family="text">
      <style:text-properties fo:font-weight="normal" officeooo:rsid="003411f8" style:font-weight-asian="normal" style:font-weight-complex="normal"/>
    </style:style>
    <style:style style:name="T19" style:family="text">
      <style:text-properties fo:font-weight="normal" officeooo:rsid="00364159" style:font-weight-asian="normal" style:font-weight-complex="normal"/>
    </style:style>
    <style:style style:name="T20" style:family="text">
      <style:text-properties fo:font-weight="normal" officeooo:rsid="0039afb6" style:font-weight-asian="normal" style:font-weight-complex="normal"/>
    </style:style>
    <style:style style:name="T21" style:family="text">
      <style:text-properties officeooo:rsid="00274f48"/>
    </style:style>
    <style:style style:name="T22" style:family="text">
      <style:text-properties fo:font-size="13pt" fo:font-weight="normal" officeooo:rsid="0025bace" style:font-size-asian="13pt" style:font-weight-asian="normal" style:font-size-complex="13pt" style:font-weight-complex="normal"/>
    </style:style>
    <style:style style:name="T23" style:family="text">
      <style:text-properties fo:font-size="13pt" fo:font-weight="normal" officeooo:rsid="00266df2" style:font-size-asian="13pt" style:font-weight-asian="normal" style:font-size-complex="13pt" style:font-weight-complex="normal"/>
    </style:style>
    <style:style style:name="T24" style:family="text">
      <style:text-properties fo:font-size="13pt" fo:font-weight="bold" officeooo:rsid="0055902f" style:font-size-asian="13pt" style:font-weight-asian="bold" style:font-size-complex="13pt" style:font-weight-complex="bold"/>
    </style:style>
    <style:style style:name="T25" style:family="text">
      <style:text-properties fo:font-size="13pt" fo:font-weight="bold" officeooo:rsid="005021f1" style:font-size-asian="13pt" style:font-weight-asian="bold" style:font-size-complex="13pt" style:font-weight-complex="bold"/>
    </style:style>
    <style:style style:name="T26" style:family="text">
      <style:text-properties fo:font-size="13pt" fo:font-weight="bold" officeooo:rsid="004e5dea" style:font-size-asian="13pt" style:font-weight-asian="bold" style:font-size-complex="13pt" style:font-weight-complex="bold"/>
    </style:style>
    <style:style style:name="T27" style:family="text">
      <style:text-properties officeooo:rsid="003ce497"/>
    </style:style>
    <style:style style:name="T28" style:family="text">
      <style:text-properties officeooo:rsid="00432545"/>
    </style:style>
    <style:style style:name="T29" style:family="text">
      <style:text-properties officeooo:rsid="0044105e"/>
    </style:style>
    <style:style style:name="T30" style:family="text">
      <style:text-properties officeooo:rsid="0045571a"/>
    </style:style>
    <style:style style:name="T31" style:family="text">
      <style:text-properties officeooo:rsid="004823d9"/>
    </style:style>
    <style:style style:name="T32" style:family="text">
      <style:text-properties officeooo:rsid="004a9ac1"/>
    </style:style>
    <style:style style:name="T33" style:family="text">
      <style:text-properties officeooo:rsid="004dd22b"/>
    </style:style>
    <style:style style:name="T34" style:family="text">
      <style:text-properties officeooo:rsid="004e5dea"/>
    </style:style>
    <style:style style:name="T35" style:family="text">
      <style:text-properties officeooo:rsid="003e79f5"/>
    </style:style>
    <style:style style:name="T36" style:family="text">
      <style:text-properties officeooo:rsid="005407d4"/>
    </style:style>
    <style:style style:name="T37" style:family="text">
      <style:text-properties fo:language="en" fo:country="US"/>
    </style:style>
    <style:style style:name="T38" style:family="text">
      <style:text-properties officeooo:rsid="005c8603"/>
    </style:style>
    <style:style style:name="T39" style:family="text">
      <style:text-properties officeooo:rsid="005e2e30"/>
    </style:style>
    <style:style style:name="T40" style:family="text">
      <style:text-properties officeooo:rsid="005fb59c"/>
    </style:style>
    <style:style style:name="T41" style:family="text">
      <style:text-properties officeooo:rsid="00632fd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Projektbescreibung</text:p>
      <text:p text:style-name="P19">I<text:span text:style-name="T7">m H</text:span>ealthcare <text:span text:style-name="T7">R</text:span>ecord <text:span text:style-name="T7">S</text:span>ystem hat ein <text:span text:style-name="T7">A</text:span>rzt <text:span text:style-name="T7">sehr oft</text:span> eine <text:span text:style-name="T8">S</text:span>ervice verwende<text:span text:style-name="T8">t</text:span>, die Infobutton heisst. Ein Arzt <text:span text:style-name="T8">ö</text:span>ffn<text:span text:style-name="T8">et</text:span> eine <text:span text:style-name="T8">W</text:span>ebseite, in der <text:span text:style-name="T8">P</text:span>atentinformation<text:span text:style-name="T8">en</text:span>, wie z.B.<text:a xlink:type="simple" xlink:href="http://lite.bmi.utah.edu/OpenInfobuttonDemo.html" text:style-name="Internet_20_link" text:visited-style-name="Visited_20_Internet_20_Link">http://lite.bmi.utah.edu/OpenInfobuttonDemo.html</text:a> <text:span text:style-name="T8">zeigt.</text:span></text:p>
      <text:p text:style-name="P19">Der Arzt klin<text:span text:style-name="T8">g</text:span>t einen Button, der mit 'i' gezeichnet <text:span text:style-name="T8">wird</text:span>. Dann werden <text:span text:style-name="T8">verschiedene</text:span> <text:span text:style-name="T8">I</text:span>nformationen aus <text:span text:style-name="T8">verschiedene</text:span> Daten <text:span text:style-name="T8">Res</text:span>source über wie z.B. <text:span text:style-name="T8">Heart failure</text:span>, in einer zweite Seit angezeigt.</text:p>
      <text:p text:style-name="P19"/>
      <text:p text:style-name="P20">Die Informationen von Infobutton stammen aus eine oder <text:span text:style-name="T9">mehrere</text:span> Daten <text:span text:style-name="T10">Ressource</text:span></text:p>
      <text:p text:style-name="P15"/>
      <text:p text:style-name="P15">Find Datasource:</text:p>
      <text:p text:style-name="P11">Datasource search:</text:p>
      <text:p text:style-name="P11">https://library.medschl.cam.ac.uk/research-support/databases/</text:p>
      <text:p text:style-name="P1"/>
      <text:p text:style-name="P16">URL Link:</text:p>
      <text:p text:style-name="P2">1.<text:a xlink:type="simple" xlink:href="https://www.ncbi.nlm.nih.gov/guide/" text:style-name="Internet_20_link" text:visited-style-name="Visited_20_Internet_20_Link"><text:span text:style-name="T1">https://www.ncbi.nlm.nih.gov/guide/</text:span></text:a></text:p>
      <text:p text:style-name="P3">z.B. wenn man 'heart failure symptoms' suchen, gebt man die Link '<text:a xlink:type="simple" xlink:href="https://www.ncbi.nlm.nih.gov/pubmed/?term=heart%20failure%20symptoms" text:style-name="Internet_20_link" text:visited-style-name="Visited_20_Internet_20_Link"><text:span text:style-name="T2">https://www.ncbi.nlm.nih.gov/pubmed/?term=heart%20failure%20symptoms</text:span></text:a>'</text:p>
      <text:p text:style-name="P12">Außerdem hat ncbi manche public API, um viele Dankenbank und Tools durch programm in Backend anzugreifen.</text:p>
      <text:p text:style-name="P4"/>
      <text:p text:style-name="P5"/>
      <text:p text:style-name="P7">2.<text:a xlink:type="simple" xlink:href="https://medlineplus.gov/" text:style-name="Internet_20_link" text:visited-style-name="Visited_20_Internet_20_Link"><text:span text:style-name="T5">https://medlineplus.gov/</text:span></text:a><text:span text:style-name="T5"> </text:span></text:p>
      <text:p text:style-name="P13">search heart failure</text:p>
      <text:p text:style-name="P14">result :</text:p>
      <text:p text:style-name="P8"><text:a xlink:type="simple" xlink:href="https://vsearch.nlm.nih.gov/vivisimo/cgi-bin/query-meta?v%3Aproject=medlineplus&amp;v%3Asources=medlineplus-bundle&amp;query=heart+failure" text:style-name="Internet_20_link" text:visited-style-name="Visited_20_Internet_20_Link">https://vsearch.nlm.nih.gov/vivisimo/cgi-bin/query-meta?v%3Aproject=medlineplus&amp;v%3Asources=medlineplus-bundle&amp;query=heart+failure</text:a></text:p>
      <text:p text:style-name="P8"/>
      <text:p text:style-name="P10">4.<text:a xlink:type="simple" xlink:href="https://www.tripdatabase.com/" text:style-name="Internet_20_link" text:visited-style-name="Visited_20_Internet_20_Link"><text:span text:style-name="T6">https://www.tripdatabase.com/</text:span></text:a><text:span text:style-name="T6"> Trip medical database</text:span></text:p>
      <text:p text:style-name="P9">search heart failurehttps://www.tripdatabase.com/search?criteria=heart+failure&amp;lang=en</text:p>
      <text:p text:style-name="P5"/>
      <text:p text:style-name="P5"><text:span text:style-name="T4">3</text:span>.<text:span text:style-name="T3">https://www.webmd.com/heart-disease/heart-failure/default.htm</text:span></text:p>
      <text:p text:style-name="P4"/>
      <text:p text:style-name="P4"/>
      <text:p text:style-name="P17">Fragen:</text:p>
      <text:p text:style-name="P6">1.Erste Schritt ist die Link aus mehere infosource in eine Dankenbank zu speicher.<text:a xlink:type="simple" xlink:href="https://medlineplus.gov/" text:style-name="Internet_20_link" text:visited-style-name="Visited_20_Internet_20_Link"><text:span text:style-name="T5">https://medlineplus.gov/</text:span></text:a></text:p>
      <text:p text:style-name="P6"/>
      <text:p text:style-name="P6"/>
      <text:p text:style-name="P21">HealthInfobutton projek<text:span text:style-name="T11">t</text:span></text:p>
      <text:p text:style-name="P22">1.Name des Projektes:</text:p>
      <text:p text:style-name="P36">HealthInfobutton</text:p>
      <text:p text:style-name="P23">2.Datenhaltung:<text:span text:style-name="T13">romote und locale</text:span></text:p>
      <text:p text:style-name="P39"><text:span text:style-name="T22">E</text:span><text:span text:style-name="T23">s gibt zwei type Daten:1.</text:span>Patient Demographics <text:span text:style-name="T21">informationen, die </text:span></text:p>
      <text:p text:style-name="P24"><text:span text:style-name="T12">direkt von </text:span><text:span text:style-name="T14">verschiedene </text:span><text:span text:style-name="T12">HealthcareRecord </text:span><text:span text:style-name="T15">gesammelt</text:span></text:p>
      <text:p text:style-name="P27">1.<text:span text:style-name="T12">patient demographics information wird durch</text:span> Arzt <text:span text:style-name="T12">besucht</text:span>.</text:p>
      <text:p text:style-name="P26"><text:span text:style-name="T15">P</text:span><text:span text:style-name="T12">atient:Age,Gender,Problem list,Medications,Lab result</text:span></text:p>
      <text:p text:style-name="P25"><text:span text:style-name="T15">2.</text:span><text:span text:style-name="T12">URL Links Profile, die wir automatic von healthcare informationsträger gesucht und in Datensource gespeichert.</text:span></text:p>
      <text:p text:style-name="P28"><text:span text:style-name="T17">User,</text:span><text:span text:style-name="T18">admin,</text:span><text:span text:style-name="T12">Arzt, patient und url pro</text:span><text:span text:style-name="T16">f</text:span><text:span text:style-name="T12">ile</text:span></text:p>
      <text:p text:style-name="P29"><text:span text:style-name="T19">R</text:span><text:span text:style-name="T12">esource </text:span><text:span text:style-name="T19">K</text:span><text:span text:style-name="T12">onfiguration</text:span></text:p>
      <text:p text:style-name="P30"><text:soft-page-break/><text:span text:style-name="T12">URL Link </text:span><text:span text:style-name="T20">Konfiguration</text:span></text:p>
      <text:p text:style-name="P31"><text:span text:style-name="T20">P</text:span><text:span text:style-name="T12">rofile management:</text:span></text:p>
      <text:p text:style-name="P37">function</text:p>
      <text:p text:style-name="P32"/>
      <table:table table:name="Tabelle1" table:style-name="Tabelle1">
        <table:table-column table:style-name="Tabelle1.A" table:number-columns-repeated="3"/>
        <table:table-column table:style-name="Tabelle1.D"/>
        <table:table-row>
          <table:table-cell table:style-name="Tabelle1.A1" table:number-columns-spanned="4" office:value-type="string">
            <text:p text:style-name="P56">HealthInfobutton</text:p>
          </table:table-cell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41">Master have</text:p>
          </table:table-cell>
          <table:table-cell table:style-name="Tabelle1.A2" office:value-type="string">
            <text:p text:style-name="P42">Datenelement</text:p>
          </table:table-cell>
          <table:table-cell table:style-name="Tabelle1.A2" office:value-type="string">
            <text:p text:style-name="P40"><text:s/><text:span text:style-name="T27">Checklist</text:span></text:p>
          </table:table-cell>
          <table:table-cell table:style-name="Tabelle1.D2" office:value-type="string">
            <text:p text:style-name="P41">Nice to have</text:p>
          </table:table-cell>
        </table:table-row>
        <table:table-row>
          <table:table-cell table:style-name="Tabelle1.A2" office:value-type="string">
            <text:p text:style-name="P45"/>
            <text:p text:style-name="P43"><text:span text:style-name="T34">1. </text:span>Patient demongraphic <text:s text:c="2"/>zeigen</text:p>
            <text:p text:style-name="P43"><text:span text:style-name="T34">2. </text:span>Ein Arzt kann Patient demongraphic lesen </text:p>
            <text:p text:style-name="P44"/>
            <text:p text:style-name="P53"><text:span text:style-name="T34">3.</text:span>Ein Arzt kann <text:span text:style-name="T29">Symptom</text:span> z.B. Heart Failure noch <text:span text:style-name="T30">weitere Information durch Infobutton </text:span>suchen.</text:p>
            <text:p text:style-name="P54"><text:span text:style-name="T34">4. Die 10 </text:span>Suche ergebnis <text:span text:style-name="T33">von gemischt Datasource</text:span> wird gelistet.</text:p>
            <text:p text:style-name="P55">5.Suche Kriterium :erste sucheergebnis von pubmed wird als 1 gelistet,d</text:p>
            <text:p text:style-name="P47"/>
            <text:p text:style-name="P49"/>
            <text:p text:style-name="P44"/>
          </table:table-cell>
          <table:table-cell table:style-name="Tabelle1.A2" office:value-type="string">
            <text:p text:style-name="P40"/>
          </table:table-cell>
          <table:table-cell table:style-name="Tabelle1.A2" office:value-type="string">
            <text:p text:style-name="P40"/>
          </table:table-cell>
          <table:table-cell table:style-name="Tabelle1.D2" office:value-type="string">
            <text:p text:style-name="P52"><text:span text:style-name="T28">1.</text:span>User management</text:p>
            <text:p text:style-name="P46"><text:span text:style-name="T28">2. User z.B. Ein Arzt </text:span>login</text:p>
            <text:p text:style-name="P46"><text:span text:style-name="T28">5. </text:span>Ein Arzt kann <text:span text:style-name="T28">medicintion info weiter durch infobutton suchen</text:span></text:p>
            <text:p text:style-name="P48">7.<text:span text:style-name="T31">Daten Ressource management(hinzufügen, download,)</text:span></text:p>
            <text:p text:style-name="P50">8.URL Profile management</text:p>
            <text:p text:style-name="P51">8.URL Profile <text:span text:style-name="T32">zeigen</text:span></text:p>
          </table:table-cell>
        </table:table-row>
      </table:table>
      <text:p text:style-name="P31"/>
      <text:p text:style-name="P31"/>
      <text:p text:style-name="P33">1.<text:span text:style-name="T27">Master have</text:span></text:p>
      <text:p text:style-name="P34">Welche Anforderungen müssen in das Projekt unbedingt umsetzen. Das ist Mindestvoraussetzung für die Abnahme des Projekts</text:p>
      <text:p text:style-name="P61"><text:span text:style-name="T25">1.</text:span><text:span text:style-name="T26"> Patient Demographie zeigen:</text:span><text:span text:style-name="T24">z.B. Patient Name,Patient Age,</text:span><text:bookmark text:name="firstHeading"/><text:span text:style-name="T24"> </text:span><text:span text:style-name="T37">Patient </text:span><text:bookmark text:name="firstHeading1"/><text:span text:style-name="T37">Disease</text:span></text:p>
      <text:p text:style-name="P35">2. <text:span text:style-name="T35">Ein Arzt kann Patient Demographie lesen</text:span></text:p>
      <text:p text:style-name="P57"><text:span text:style-name="T36">3. </text:span>Ein Arzt kann <text:span text:style-name="T29">über Key Word von Patient Symptom</text:span> z.B.<text:span text:style-name="T38"> </text:span>Heart Failure <text:s/><text:span text:style-name="T39">in den Datenressource Pubmed, durch Button </text:span>suchen.<text:span text:style-name="T34"> </text:span></text:p>
      <text:p text:style-name="P58"><text:span text:style-name="T40">4.Das Suchergebnisse wird in ein Frame gezeigt</text:span></text:p>
      <text:p text:style-name="P59"><text:span text:style-name="T41">5. Das Suchkriterium wird verwendet:</text:span></text:p>
      <text:p text:style-name="P59"><text:span text:style-name="T41"><text:s text:c="4"/>Die 20 Suchergebnis</text:span> <text:span text:style-name="T33">von Datenressourcen 'Pubmed' und 'Medlineplus' werden in ein Frame</text:span> gelistet: <text:span text:style-name="T41">Das erste URL ist die Erste URL von Pubmed</text:span></text:p>
      <text:p text:style-name="P59"><text:s text:c="14"/><text:span text:style-name="T41">Das zweite URL ist die Erste URL von Medlineplus</text:span></text:p>
      <text:p text:style-name="P59"><text:s text:c="14"/><text:span text:style-name="T41">Das dritte URL ist die zweite URL von Pubmed</text:span></text:p>
      <text:p text:style-name="P59"><text:s text:c="14"/><text:span text:style-name="T41">Das vierte URL ist die zweite URL von Medlineplus...</text:span></text:p>
      <text:p text:style-name="P59"/>
      <text:p text:style-name="P60"><text:soft-page-break/>Datenelement:</text:p>
      <text:p text:style-name="P38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ilnehmer </meta:initial-creator>
    <meta:creation-date>2017-11-02T09:10:43.358475606</meta:creation-date>
    <dc:date>2017-11-07T09:41:35.522573836</dc:date>
    <dc:creator>teilnehmer </dc:creator>
    <meta:editing-duration>PT4H6M1S</meta:editing-duration>
    <meta:editing-cycles>95</meta:editing-cycles>
    <meta:generator>LibreOffice/4.3.3.2$Linux_x86 LibreOffice_project/430m0$Build-2</meta:generator>
    <meta:document-statistic meta:table-count="1" meta:image-count="0" meta:object-count="0" meta:page-count="3" meta:paragraph-count="62" meta:word-count="386" meta:character-count="3295" meta:non-whitespace-character-count="2917"/>
  </office:meta>
</office:document-meta>
</file>